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72pt" officeooo:rsid="00075687" officeooo:paragraph-rsid="00075687" style:font-size-asian="63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75687" officeooo:paragraph-rsid="0007568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75687" officeooo:paragraph-rsid="00075687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Tile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ogrammer Manual</text:p>
      <text:p text:style-name="P3">Tile</text:p>
      <text:p text:style-name="P4">1.<text:tab/>Problem Description</text:p>
      <text:p text:style-name="P4"><text:tab/>The Tile struct contains an x and a y position for the tile, as well as a boolean flag determining if a tile has been visited or not. Four Tile pointers are used to point to neighboring Tiles above, below, right, and left of the current Tile.</text:p>
      <text:p text:style-name="P4"/>
      <text:p text:style-name="P4">2.<text:tab/>Struct Tile</text:p>
      <text:p text:style-name="P4"><text:tab/></text:p>
      <text:p text:style-name="P4"><text:tab/>Data Members:</text:p>
      <text:p text:style-name="P4"><text:tab/><text:tab/>int x<text:tab/><text:tab/><text:tab/>horizontal position of the tile</text:p>
      <text:p text:style-name="P4"><text:tab/><text:tab/>int y<text:tab/><text:tab/><text:tab/>vertical position of the tile</text:p>
      <text:p text:style-name="P4"><text:tab/><text:tab/>bool visited<text:tab/><text:tab/>flag determining whether the tile has been visited</text:p>
      <text:p text:style-name="P4"><text:tab/><text:tab/>Tile* above<text:tab/><text:tab/>tile pointer pointing to the above neighbor of the current tile</text:p>
      <text:p text:style-name="P4"><text:tab/><text:tab/>Tile* below<text:tab/><text:tab/>tile pointer pointing to the below neighbor of the current tile</text:p>
      <text:p text:style-name="P4"><text:tab/><text:tab/>Tile* left<text:tab/><text:tab/>tile pointer pointing to the left neighbor of the current tile</text:p>
      <text:p text:style-name="P4"><text:tab/><text:tab/>Tile* right<text:tab/><text:tab/>tile pointer pointing to the right neighbor of the current tile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1:43:12.730000000</meta:creation-date>
    <dc:date>2018-12-02T11:47:12.755000000</dc:date>
    <meta:editing-duration>PT4M</meta:editing-duration>
    <meta:editing-cycles>1</meta:editing-cycles>
    <meta:document-statistic meta:table-count="0" meta:image-count="0" meta:object-count="0" meta:page-count="2" meta:paragraph-count="15" meta:word-count="135" meta:character-count="775" meta:non-whitespace-character-count="628"/>
    <meta:generator>LibreOffice/4.4.4.3$Windows_x86 LibreOffice_project/2c39ebcf046445232b798108aa8a7e7d89552ea8</meta:generator>
  </office:meta>
</office:document-meta>
</file>